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st jedno Ciało,</text:span><text:span text:style-name="T1"><text:line-break/></text:span><text:span text:style-name="T1">jest Jeden Pan</text:span><text:span text:style-name="T1"><text:line-break/></text:span><text:span text:style-name="T1">Jednoczy nas w Duchu,</text:span><text:span text:style-name="T1"><text:line-break/></text:span><text:span text:style-name="T1">byśmy razem szl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Usta głoszą chwałę Mu,</text:span><text:span text:style-name="T1"><text:line-break/></text:span><text:span text:style-name="T1">w ręku Słowa</text:span><text:span text:style-name="T1"><text:line-break/></text:span><text:span text:style-name="T1">Jego miecz</text:span><text:span text:style-name="T1"><text:line-break/></text:span><text:span text:style-name="T1">W moc odziani</text:span><text:span text:style-name="T1"><text:line-break/></text:span><text:span text:style-name="T1">tak idziemy,</text:span><text:span text:style-name="T1"><text:line-break/></text:span><text:span text:style-name="T1">zdobywamy ziemię t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steśmy ludem</text:span><text:span text:style-name="T1"><text:line-break/></text:span><text:span text:style-name="T1">Króla Chwał,</text:span><text:span text:style-name="T1"><text:line-break/></text:span><text:span text:style-name="T1">Jego świętym narodem</text:span><text:span text:style-name="T1"><text:line-break/></text:span><text:span text:style-name="T1">Wybranym pokoleniem,</text:span><text:span text:style-name="T1"><text:line-break/></text:span><text:span text:style-name="T1">by objawiać Jego cześ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steśmy ludem</text:span><text:span text:style-name="T1"><text:line-break/></text:span><text:span text:style-name="T1">Króla Chwał,</text:span><text:span text:style-name="T1"><text:line-break/></text:span><text:span text:style-name="T1">Jego świętym narodem</text:span><text:span text:style-name="T1"><text:line-break/></text:span><text:span text:style-name="T1">Wielbimy Jezusa,</text:span><text:span text:style-name="T1"><text:line-break/></text:span><text:span text:style-name="T1">On jest Królem</text:span><text:span text:style-name="T1"><text:line-break/></text:span><text:span text:style-name="T1">całej ziemi te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5-25T18:02:23</meta:creation-date>
    <dc:date>2013-11-04T19:48:40.10</dc:date>
    <dc:language>pl-PL</dc:language>
    <meta:editing-cycles>14</meta:editing-cycles>
    <meta:editing-duration>PT55M2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